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ente: <text:a xlink:type="simple" xlink:href="https://www.thermofisher.com/es/es/home/technical-resources/technical-reference-library/microarray-analysis-support-center/software-support/software-support-getting-started.html" text:style-name="Internet_20_link" text:visited-style-name="Visited_20_Internet_20_Link">https://www.thermofisher.com/es/es/home/technical-resources/technical-reference-library/microarray-analysis-support-center/software-support/software-support-getting-started.html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7$Win32 OpenOffice.org_project/417m1$Build-9800</meta:generator>
    <dc:date>2021-05-19T21:44:48.03</dc:date>
    <meta:document-statistic meta:table-count="0" meta:image-count="0" meta:object-count="0" meta:page-count="1" meta:paragraph-count="1" meta:word-count="2" meta:character-count="185"/>
    <meta:user-defined meta:name="Info 1"/>
    <meta:user-defined meta:name="Info 2"/>
    <meta:user-defined meta:name="Info 3"/>
    <meta:user-defined meta:name="Info 4"/>
  </office:meta>
</office:document-meta>
</file>